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3e4fd" officeooo:paragraph-rsid="0013e4fd"/>
    </style:style>
    <style:style style:name="P2" style:family="paragraph" style:parent-style-name="Heading_20_2">
      <style:paragraph-properties fo:text-align="center" style:justify-single-word="false"/>
      <style:text-properties fo:font-size="22pt" officeooo:rsid="0013e4fd" officeooo:paragraph-rsid="0013e4fd" style:font-size-asian="19.25pt" style:font-size-complex="22pt"/>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FoodFlow</text:h>
      <text:p text:style-name="Text_20_body">Una página web donde se puedan registrar las órdenes de un restaurante.</text:p>
      <text:p text:style-name="Text_20_body">El mesero tiene una vista donde se muestran los productos, selecciona la orden del cliente, se envía al chef (status), el mesero recoge la orden, luego la caja saca la factura de dicha orden. Bajando así el stock</text:p>
      <text:p text:style-name="Text_20_body">El admin eligue cuando quiere hacer el reporte de ventas</text:p>
      <text:h text:style-name="Heading_20_2" text:outline-level="2">Modulos</text:h>
      <text:list xml:id="list3455698202" text:style-name="L1">
        <text:list-item>
          <text:p text:style-name="P4">Orden </text:p>
        </text:list-item>
        <text:list-item>
          <text:p text:style-name="P4">menu </text:p>
        </text:list-item>
        <text:list-item>
          <text:p text:style-name="P4">Reportes ventas </text:p>
        </text:list-item>
        <text:list-item>
          <text:p text:style-name="P4">Inventario </text:p>
        </text:list-item>
        <text:list-item>
          <text:p text:style-name="P4">Cocinero </text:p>
        </text:list-item>
        <text:list-item>
          <text:p text:style-name="P4">Mesero </text:p>
        </text:list-item>
        <text:list-item>
          <text:p text:style-name="P4">Caja </text:p>
        </text:list-item>
        <text:list-item>
          <text:p text:style-name="P3">Admin (dueño) </text:p>
        </text:list-item>
      </text:list>
      <text:h text:style-name="Heading_20_2" text:outline-level="2">Roles</text:h>
      <text:list xml:id="list345628171" text:style-name="L2">
        <text:list-item>
          <text:p text:style-name="P6">Mesero </text:p>
        </text:list-item>
        <text:list-item>
          <text:p text:style-name="P6">Caja </text:p>
        </text:list-item>
        <text:list-item>
          <text:p text:style-name="P6">Admin </text:p>
        </text:list-item>
        <text:list-item>
          <text:p text:style-name="P5">Chefcito </text:p>
        </text:list-item>
      </text:list>
      <text:h text:style-name="Heading_20_2" text:outline-level="2">Descripción de módulos</text:h>
      <text:list xml:id="list1346931578" text:style-name="L3">
        <text:list-item>
          <text:p text:style-name="P8">Orden: Mesero crea la orden, mesero añade productos a la orden, mesero presiona enviar y se manda a los otros módulos, se baja uno en el stock según los productos elegidos. <text:span text:style-name="Strong_20_Emphasis">Restricciones:</text:span> Que no se cree una orden vacía. Que los productos de una orden no superen el stock. Que no haya más de una orden por mesa al tiempo. <text:span text:style-name="Strong_20_Emphasis">Responsabilidades:</text:span> Enviar la orden al chef y a caja. </text:p>
        </text:list-item>
        <text:list-item>
          <text:p text:style-name="P8">Menu: El menú es creado, editado y eliminado por el admin, se pone todos los ingredientes con sus respectivas cantidades, se muestra en los módulos de mesero (de forma de selección), chef (en forma de lista o tareas) y caja (en forma de recibo por cada mesa). Si no hay ingredientes para hacer el producto, no se muestra en el menú. <text:span text:style-name="Strong_20_Emphasis">Restricciones:</text:span> . <text:span text:style-name="Strong_20_Emphasis">Responsabilidades:</text:span> Mostrar los productos a vender. </text:p>
        </text:list-item>
        <text:list-item>
          <text:p text:style-name="P8"><text:soft-page-break/>Reportes de ventas: es creado por el sistema con base en las ventas, la fecha puede ser elegida por el admin, calcula las ventas. <text:span text:style-name="Strong_20_Emphasis">Restricciones:</text:span> que no haya más productos de los vendidos. <text:span text:style-name="Strong_20_Emphasis">Responsabilidades:</text:span> . </text:p>
        </text:list-item>
        <text:list-item>
          <text:p text:style-name="P8">Inventario: es creado y modificado por el admin (compra de inventario), aumenta y disminuye sus productos a medida que se vende o se compran. <text:span text:style-name="Strong_20_Emphasis">Restricciones:</text:span> no permitir que el menú muestre productos agotados. <text:span text:style-name="Strong_20_Emphasis">Responsabilidades:</text:span> avisar al admin cuando quedan pocos productos. </text:p>
        </text:list-item>
        <text:list-item>
          <text:p text:style-name="P8">Cocinero: es creado por el admin, solo puede ver las órdenes que están activas, cambiar el estado de las mismas, y notificar al mesero cuando termine de prepararse. <text:span text:style-name="Strong_20_Emphasis">Restricciones:</text:span> no puede crear, modificar, ni eliminar los productos de las órdenes. <text:span text:style-name="Strong_20_Emphasis">Responsabilidades:</text:span> cambiar el estado de los productos en preparación. </text:p>
        </text:list-item>
        <text:list-item>
          <text:p text:style-name="P8">Mesero: Es creado por el Admin, puede crear, eliminar o editar ordenes, añadiéndole o eliminándole productos del Menú para reflejar esto en cocina y caja. <text:span text:style-name="Strong_20_Emphasis">Restricciones:</text:span> El mesero únicamente tiene acceso de creación, edición y eliminación sobre las ordenes, ningún otro modulo. <text:span text:style-name="Strong_20_Emphasis">Responsabilidades:</text:span> Administrar las ordenes y recogerlas cuando cocina cambie su estado. </text:p>
        </text:list-item>
        <text:list-item>
          <text:p text:style-name="P8">Admin: Puede acceder al modulo de reportes, ver las ordenes activas o en cocina, modificarlas si llegase a necesitarlo o incluso eliminarlas, puede generar facturas igual que el modulo Caja, crear ordenes igual que Mesero o verificar su entrega como Cocinero. Además tiene acceso a crear usuario o cambiar roles, además de editar el Menú. <text:span text:style-name="Strong_20_Emphasis">Restricciones:</text:span> los datos personales de cada usuario no los modifica el Admin. </text:p>
        </text:list-item>
        <text:list-item>
          <text:p text:style-name="P7">Caja: Crea las facturas para cobrarle al cliente y da la opción de separar para pagar por partes, estos pagos se guardaran en registro para posteriormente usarlos en los reportes. <text:span text:style-name="Strong_20_Emphasis">Restricciones:</text:span> Solo puede sacar facturas, dividirlas si el cliente lo pode y verificar el pago de cada una, no tiene acceso a modificar ordenes de ninguna manera. <text:span text:style-name="Strong_20_Emphasis">Responsabilidades:</text:span> Verificar que toda orden sea pagada. </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3e4fd" officeooo:paragraph-rsid="0013e4fd"/>
    </style:style>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Juan Esteban Duque Taborda</text:p>
        <text:p text:style-name="MP1">Sebastián Escobar Marín</text:p>
        <text:p text:style-name="MP1">Juan Camilo Bernal Marí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0T09:43:08.899897145</meta:creation-date>
    <dc:date>2024-03-20T10:21:05.868826064</dc:date>
    <meta:editing-duration>PT37M58S</meta:editing-duration>
    <meta:editing-cycles>1</meta:editing-cycles>
    <meta:document-statistic meta:table-count="0" meta:image-count="0" meta:object-count="0" meta:page-count="2" meta:paragraph-count="30" meta:word-count="558" meta:character-count="3354" meta:non-whitespace-character-count="2826"/>
    <meta:generator>LibreOffice/7.3.7.2$Linux_X86_64 LibreOffice_project/30$Build-2</meta:generator>
  </office:meta>
</office:document-meta>
</file>